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cm" draw:marker-start-width="0.2cm" draw:marker-end="Arrow_20_concave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1.1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7cm" fo:min-width="1.893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7cm" fo:min-width="0.468cm"/>
    </style:style>
    <style:style style:name="gr9" style:family="graphic" style:parent-style-name="objectwithoutfill">
      <style:graphic-properties draw:marker-end="Arrow_20_concave" draw:marker-end-width="0.2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7cm" fo:min-width="0.352cm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3.3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3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1.1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7cm" fo:min-width="0.806cm"/>
    </style:style>
    <style:style style:name="gr16" style:family="graphic" style:parent-style-name="standard">
      <style:graphic-properties svg:stroke-color="#000000" draw:marker-start="Arrow_20_concave" draw:marker-start-width="0.2cm" draw:marker-end="Arrow_20_concave" draw:marker-end-width="0.2cm" draw:fill="solid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7cm" fo:min-width="0.5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7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7cm" fo:min-width="0.47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Fine_20_Dashed_20__28_var_29_" draw:marker-end="Arrow_20_concave" draw:marker-end-width="0.2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3.869cm"/>
    </style:style>
    <style:style style:name="gr23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draw:stroke="dash" draw:stroke-dash="Fine_20_Dashed_20__28_var_29_" svg:stroke-width="0cm" draw:marker-start-width="0.2cm" draw:marker-end="Arrow_20_concave" draw:marker-end-width="0.2cm" draw:fill="none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draw:stroke="solid" draw:stroke-dash="Fine_20_Dashed_20__28_var_29_" svg:stroke-width="0cm" draw:marker-start-width="0.2cm" draw:marker-end="Arrow_20_concave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7cm" fo:min-width="0.941cm"/>
    </style:style>
    <style:style style:name="gr28" style:family="graphic" style:parent-style-name="objectwithoutfill">
      <style:graphic-properties draw:marker-start="Arrow_20_concave" draw:marker-end="Arrow_20_concave" draw:marker-end-width="0.2cm" draw:fill="none" draw:textarea-vertical-align="middle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style:text-properties fo:font-size="8pt" style:font-size-asian="18pt" style:font-size-complex="18pt"/>
    </style:style>
    <style:style style:name="P4" style:family="paragraph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4.229cm" svg:x="1cm" svg:y="0.95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0cm" svg:height="2.265cm" svg:x="3.266cm" svg:y="2.038cm" svg:viewBox="0 0 0 2266" draw:points="0,0 0,378 0,604 0,831 0,1057 0,1284 0,1510 0,1737 0,2266">
          <text:p/>
        </draw:polyline>
        <draw:line draw:style-name="gr2" draw:text-style-name="P2" draw:layer="layout" svg:x1="3.266cm" svg:y1="2.038cm" svg:x2="4.021cm" svg:y2="2.416cm">
          <text:p/>
        </draw:line>
        <draw:line draw:style-name="gr2" draw:text-style-name="P2" draw:layer="layout" svg:x1="3.266cm" svg:y1="4.304cm" svg:x2="4.021cm" svg:y2="3.926cm">
          <text:p/>
        </draw:line>
        <draw:polyline draw:style-name="gr2" draw:text-style-name="P2" draw:layer="layout" svg:width="0cm" svg:height="1.509cm" svg:x="4.021cm" svg:y="2.415cm" svg:viewBox="0 0 0 1510" draw:points="0,1510 0,755 0,0">
          <text:p/>
        </draw:polyline>
        <draw:line draw:style-name="gr2" draw:text-style-name="P2" draw:layer="layout" svg:x1="1.982cm" svg:y1="2.264cm" svg:x2="3.266cm" svg:y2="2.264cm">
          <text:p/>
        </draw:line>
        <draw:line draw:style-name="gr2" draw:text-style-name="P2" draw:layer="layout" svg:x1="1.982cm" svg:y1="2.566cm" svg:x2="3.266cm" svg:y2="2.566cm">
          <text:p/>
        </draw:line>
        <draw:line draw:style-name="gr2" draw:text-style-name="P2" draw:layer="layout" svg:x1="1.982cm" svg:y1="2.868cm" svg:x2="3.266cm" svg:y2="2.868cm">
          <text:p/>
        </draw:line>
        <draw:line draw:style-name="gr2" draw:text-style-name="P2" draw:layer="layout" svg:x1="1.982cm" svg:y1="3.171cm" svg:x2="3.266cm" svg:y2="3.171cm">
          <text:p/>
        </draw:line>
        <draw:line draw:style-name="gr2" draw:text-style-name="P2" draw:layer="layout" svg:x1="1.982cm" svg:y1="3.473cm" svg:x2="3.266cm" svg:y2="3.473cm">
          <text:p/>
        </draw:line>
        <draw:line draw:style-name="gr2" draw:text-style-name="P2" draw:layer="layout" svg:x1="1.982cm" svg:y1="3.775cm" svg:x2="3.266cm" svg:y2="3.775cm">
          <text:p/>
        </draw:line>
        <draw:line draw:style-name="gr2" draw:text-style-name="P2" draw:layer="layout" svg:x1="1.982cm" svg:y1="4.077cm" svg:x2="3.266cm" svg:y2="4.077cm">
          <text:p/>
        </draw:line>
        <draw:custom-shape draw:style-name="gr3" draw:text-style-name="P2" draw:layer="layout" svg:width="1.134cm" svg:height="1.026cm" svg:x="5.832cm" svg:y="2.642cm">
          <text:p text:style-name="P2">ADC1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021cm" svg:y1="3.171cm" svg:x2="5.758cm" svg:y2="3.171cm">
          <text:p/>
        </draw:line>
        <draw:frame draw:style-name="gr5" draw:text-style-name="P3" draw:layer="layout" svg:width="2.204cm" svg:height="0.887cm" svg:x="4.021cm" svg:y="2.204cm">
          <draw:text-box>
            <text:p text:style-name="P3">auto scan </text:p>
            <text:p text:style-name="P3">conversion</text:p>
          </draw:text-box>
        </draw:frame>
        <draw:frame draw:style-name="gr6" draw:text-style-name="P3" draw:layer="layout" svg:width="3.169cm" svg:height="0.569cm" draw:transform="rotate (1.5707963267949) translate (1.302cm 4.348cm)">
          <draw:text-box>
            <text:p text:style-name="P3">Analog Channels</text:p>
          </draw:text-box>
        </draw:frame>
        <draw:custom-shape draw:style-name="gr7" draw:text-style-name="P2" draw:layer="layout" svg:width="1.737cm" svg:height="0.453cm" svg:x="8.2cm" svg:y="1.318cm">
          <text:p text:style-name="P2">adc_data[]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042cm" svg:y1="2.989cm" svg:x2="8.5cm" svg:y2="1.895cm">
          <text:p/>
        </draw:line>
        <draw:frame draw:style-name="gr8" draw:text-style-name="P3" draw:layer="layout" svg:width="1.281cm" svg:height="0.569cm" draw:transform="rotate (0.580845575063713) translate (6.794cm 2.597cm)">
          <draw:text-box>
            <text:p text:style-name="P3">DMA</text:p>
          </draw:text-box>
        </draw:frame>
        <draw:line draw:style-name="gr9" draw:text-style-name="P2" draw:layer="layout" svg:x1="7.042cm" svg:y1="3.517cm" svg:x2="8.326cm" svg:y2="3.517cm">
          <text:p/>
        </draw:line>
        <draw:frame draw:style-name="gr10" draw:text-style-name="P3" draw:layer="layout" svg:width="1.129cm" svg:height="0.569cm" svg:x="7cm" svg:y="3.006cm">
          <draw:text-box>
            <text:p text:style-name="P3">IRQ</text:p>
          </draw:text-box>
        </draw:frame>
        <draw:custom-shape draw:style-name="gr11" draw:text-style-name="P2" draw:layer="layout" svg:width="4.799cm" svg:height="0.529cm" svg:x="8.401cm" svg:y="3.215cm">
          <text:p text:style-name="P2">DMA1_Channel1_IRQHandler(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2.265cm" svg:height="0.529cm" svg:x="14.411cm" svg:y="3.215cm">
          <text:p text:style-name="P2">task_schedule(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2" draw:layer="layout" svg:x1="13.354cm" svg:y1="3.517cm" svg:x2="14.26cm" svg:y2="3.517cm">
          <text:p/>
        </draw:line>
        <draw:custom-shape draw:style-name="gr11" draw:text-style-name="P2" draw:layer="layout" svg:width="2.265cm" svg:height="0.529cm" svg:x="14.411cm" svg:y="2.535cm">
          <text:p text:style-name="P2">mixer_update(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2" draw:layer="layout" svg:x1="13.354cm" svg:y1="3.216cm" svg:x2="14.26cm" svg:y2="2.838cm">
          <text:p/>
        </draw:line>
        <draw:custom-shape draw:style-name="gr7" draw:text-style-name="P2" draw:layer="layout" svg:width="1.737cm" svg:height="0.453cm" svg:x="18.21cm" svg:y="1.318cm">
          <text:p text:style-name="P2">g_chans[]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828cm" svg:y1="2.762cm" svg:x2="18.3cm" svg:y2="1.878cm">
          <text:p/>
        </draw:line>
        <draw:custom-shape draw:style-name="gr7" draw:text-style-name="P2" draw:layer="layout" svg:width="1.737cm" svg:height="0.453cm" svg:x="11.1cm" svg:y="1.318cm">
          <text:p text:style-name="P2">stick_data[]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9cm" svg:y1="3.1cm" svg:x2="12.1cm" svg:y2="1.9cm">
          <text:p/>
        </draw:line>
        <draw:frame draw:style-name="gr12" draw:text-style-name="P4" draw:layer="layout" svg:width="5.154cm" svg:height="0.726cm" svg:x="1.097cm" svg:y="1.101cm">
          <draw:text-box>
            <text:p text:style-name="P4">Analog (sticks.c)</text:p>
          </draw:text-box>
        </draw:frame>
        <draw:custom-shape draw:style-name="gr1" draw:text-style-name="P1" draw:layer="layout" svg:width="19.59cm" svg:height="4.758cm" svg:x="1cm" svg:y="5.70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4.981cm" svg:height="0.726cm" svg:x="1.097cm" svg:y="5.783cm">
          <draw:text-box>
            <text:p text:style-name="P4">PWM (pulses.c)</text:p>
          </draw:text-box>
        </draw:frame>
        <draw:custom-shape draw:style-name="gr7" draw:text-style-name="P2" draw:layer="layout" svg:width="1.737cm" svg:height="0.453cm" svg:x="1.378cm" svg:y="9.559cm">
          <text:p text:style-name="P2">g_chans[]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37cm" svg:height="0.453cm" svg:x="18.445cm" svg:y="6.84cm">
          <text:p text:style-name="P2">g_ppmIns[]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123cm" svg:height="0.887cm" svg:x="18.219cm" svg:y="7.973cm">
          <draw:text-box>
            <text:p text:style-name="P3">PPM-OUT</text:p>
            <text:p text:style-name="P3">[PPM-IN]</text:p>
          </draw:text-box>
        </draw:frame>
        <draw:frame draw:style-name="gr15" draw:text-style-name="P3" draw:layer="layout" svg:width="1.73cm" svg:height="0.569cm" svg:x="1.227cm" svg:y="6.806cm">
          <draw:text-box>
            <text:p text:style-name="P3">PPM-IN</text:p>
          </draw:text-box>
        </draw:frame>
        <draw:custom-shape draw:style-name="gr3" draw:text-style-name="P2" draw:layer="layout" svg:width="1.134cm" svg:height="1.026cm" svg:x="7.646cm" svg:y="6.569cm">
          <text:p text:style-name="P2">TIM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8.856cm" svg:y1="7.098cm" svg:x2="10.14cm" svg:y2="7.098cm">
          <text:p/>
        </draw:line>
        <draw:frame draw:style-name="gr10" draw:text-style-name="P3" draw:layer="layout" svg:width="1.129cm" svg:height="0.569cm" svg:x="8.856cm" svg:y="6.611cm">
          <draw:text-box>
            <text:p text:style-name="P3">IRQ</text:p>
          </draw:text-box>
        </draw:frame>
        <draw:custom-shape draw:style-name="gr11" draw:text-style-name="P2" draw:layer="layout" svg:width="2.869cm" svg:height="0.528cm" svg:x="10.291cm" svg:y="6.796cm">
          <text:p text:style-name="P2">TIM3_IRQHandler(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1.134cm" svg:height="1.026cm" svg:x="7.646cm" svg:y="7.853cm">
          <text:p text:style-name="P2">TIM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8.856cm" svg:y1="8.381cm" svg:x2="10.14cm" svg:y2="8.381cm">
          <text:p/>
        </draw:line>
        <draw:frame draw:style-name="gr10" draw:text-style-name="P3" draw:layer="layout" svg:width="1.129cm" svg:height="0.569cm" svg:x="8.856cm" svg:y="7.894cm">
          <draw:text-box>
            <text:p text:style-name="P3">IRQ</text:p>
          </draw:text-box>
        </draw:frame>
        <draw:custom-shape draw:style-name="gr11" draw:text-style-name="P2" draw:layer="layout" svg:width="2.87cm" svg:height="0.529cm" svg:x="10.289cm" svg:y="8.115cm">
          <text:p text:style-name="P2">TIM2_IRQHandler(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2.87cm" svg:height="0.528cm" svg:x="10.289cm" svg:y="9.559cm">
          <text:p text:style-name="P2">pulses_setup(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6" draw:text-style-name="P1" draw:layer="layout" svg:x1="11.724cm" svg:y1="8.653cm" svg:x2="11.724cm" svg:y2="9.559cm">
          <text:p/>
        </draw:line>
        <draw:line draw:style-name="gr9" draw:text-style-name="P2" draw:layer="layout" svg:x1="3.266cm" svg:y1="9.785cm" svg:x2="10.214cm" svg:y2="9.785cm">
          <text:p/>
        </draw:line>
        <draw:line draw:style-name="gr9" draw:text-style-name="P2" draw:layer="layout" svg:x1="13.234cm" svg:y1="8.315cm" svg:x2="18.294cm" svg:y2="8.315cm">
          <text:p/>
        </draw:line>
        <draw:line draw:style-name="gr9" draw:text-style-name="P2" draw:layer="layout" svg:x1="13.234cm" svg:y1="7.067cm" svg:x2="18.294cm" svg:y2="7.067cm">
          <text:p/>
        </draw:line>
        <draw:line draw:style-name="gr9" draw:text-style-name="P2" draw:layer="layout" svg:x1="2.51cm" svg:y1="7.067cm" svg:x2="7.494cm" svg:y2="7.067cm">
          <text:p/>
        </draw:line>
        <draw:frame draw:style-name="gr17" draw:text-style-name="P3" draw:layer="layout" svg:width="1.421cm" svg:height="0.569cm" svg:x="7.646cm" svg:y="6.051cm">
          <draw:text-box>
            <text:p text:style-name="P3">1MHz</text:p>
          </draw:text-box>
        </draw:frame>
        <draw:custom-shape draw:style-name="gr1" draw:text-style-name="P1" draw:layer="layout" svg:width="19.59cm" svg:height="4.606cm" svg:x="1cm" svg:y="10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34cm" svg:height="1.026cm" svg:x="2.888cm" svg:y="12.233cm">
          <text:p text:style-name="P2">EXT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4.096cm" svg:y1="12.765cm" svg:x2="5.38cm" svg:y2="12.765cm">
          <text:p/>
        </draw:line>
        <draw:frame draw:style-name="gr18" draw:text-style-name="P3" draw:layer="layout" svg:width="1.129cm" svg:height="0.569cm" svg:x="4.096cm" svg:y="12.278cm">
          <draw:text-box>
            <text:p text:style-name="P3">IRQ</text:p>
          </draw:text-box>
        </draw:frame>
        <draw:custom-shape draw:style-name="gr11" draw:text-style-name="P2" draw:layer="layout" svg:width="3.744cm" svg:height="0.529cm" svg:x="5.456cm" svg:y="12.504cm">
          <text:p text:style-name="P2">EXTI15_10_IRQHandler(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2.266cm" svg:height="0.529cm" svg:x="10.162cm" svg:y="12.504cm">
          <text:p text:style-name="P2">task_schedule(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9" draw:text-style-name="P2" draw:layer="layout" svg:x1="9.256cm" svg:y1="12.765cm" svg:x2="10.087cm" svg:y2="12.765cm">
          <text:p/>
        </draw:line>
        <draw:frame draw:style-name="gr19" draw:text-style-name="P3" draw:layer="layout" svg:width="1.285cm" svg:height="0.569cm" svg:x="1cm" svg:y="13.301cm">
          <draw:text-box>
            <text:p text:style-name="P3">Keys</text:p>
          </draw:text-box>
        </draw:frame>
        <draw:custom-shape draw:style-name="gr3" draw:text-style-name="P2" draw:layer="layout" svg:width="1.134cm" svg:height="1.027cm" svg:x="2.9cm" svg:y="13.7cm">
          <text:p text:style-name="P2">GPI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.906cm" svg:y1="13.561cm" svg:x2="2.812cm" svg:y2="14.241cm">
          <text:p/>
        </draw:line>
        <draw:line draw:style-name="gr9" draw:text-style-name="P2" draw:layer="layout" svg:x1="1.906cm" svg:y1="13.562cm" svg:x2="2.812cm" svg:y2="12.882cm">
          <text:p/>
        </draw:line>
        <draw:custom-shape draw:style-name="gr20" draw:text-style-name="P2" draw:layer="layout" svg:width="2.869cm" svg:height="0.83cm" svg:x="5.531cm" svg:y="13.864cm">
          <text:p text:style-name="P2">keypad_process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1" draw:text-style-name="P2" draw:layer="layout" svg:x1="4.172cm" svg:y1="14.241cm" svg:x2="5.38cm" svg:y2="14.241cm">
          <text:p/>
        </draw:line>
        <draw:custom-shape draw:style-name="gr20" draw:text-style-name="P2" draw:layer="layout" svg:width="2.492cm" svg:height="0.529cm" svg:x="10.162cm" svg:y="13.335cm">
          <text:p text:style-name="P2">sound_play_tone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" draw:layer="layout" svg:width="2.492cm" svg:height="0.528cm" svg:x="10.162cm" svg:y="14.015cm">
          <text:p text:style-name="P2">mixer_input_trim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" draw:layer="layout" svg:width="2.492cm" svg:height="0.529cm" svg:x="10.162cm" svg:y="14.694cm">
          <text:p text:style-name="P2">gui_input_key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9" draw:text-style-name="P2" draw:layer="layout" svg:x1="8.5cm" svg:y1="14.241cm" svg:x2="10.01cm" svg:y2="13.637cm">
          <text:p/>
        </draw:line>
        <draw:line draw:style-name="gr9" draw:text-style-name="P2" draw:layer="layout" svg:x1="8.5cm" svg:y1="14.241cm" svg:x2="10.01cm" svg:y2="14.241cm">
          <text:p/>
        </draw:line>
        <draw:line draw:style-name="gr9" draw:text-style-name="P2" draw:layer="layout" svg:x1="8.5cm" svg:y1="14.241cm" svg:x2="10.01cm" svg:y2="14.921cm">
          <text:p/>
        </draw:line>
        <draw:frame draw:style-name="gr22" draw:text-style-name="P4" draw:layer="layout" svg:width="5.785cm" svg:height="0.727cm" svg:x="1.014cm" svg:y="11.069cm">
          <draw:text-box>
            <text:p text:style-name="P4">Keypad (keypad.c)</text:p>
          </draw:text-box>
        </draw:frame>
        <draw:custom-shape draw:style-name="gr3" draw:text-style-name="P2" draw:layer="layout" svg:width="2.6cm" svg:height="0.759cm" svg:x="1cm" svg:y="26.2cm">
          <text:p text:style-name="P2">HW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6cm" svg:height="0.759cm" svg:x="4.201cm" svg:y="26.2cm">
          <text:p text:style-name="P2">IRQ Con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6cm" svg:height="0.759cm" svg:x="7.401cm" svg:y="26.2cm">
          <text:p text:style-name="P2">Task Con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6cm" svg:height="0.759cm" svg:x="10.6cm" svg:y="26.2cm"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5.785cm" svg:height="0.727cm" svg:x="0.915cm" svg:y="25.401cm">
          <draw:text-box>
            <text:p text:style-name="P4">Key</text:p>
          </draw:text-box>
        </draw:frame>
        <draw:line draw:style-name="gr4" draw:text-style-name="P2" draw:layer="layout" svg:x1="9.7cm" svg:y1="1.934cm" svg:x2="10.4cm" svg:y2="3.1cm">
          <text:p/>
        </draw:line>
        <draw:custom-shape draw:style-name="gr1" draw:text-style-name="P1" draw:layer="layout" svg:width="19.59cm" svg:height="4.606cm" svg:x="1cm" svg:y="16.2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869cm" svg:height="0.83cm" svg:x="8.8cm" svg:y="18.17cm">
          <text:p text:style-name="P2">gui_process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" draw:layer="layout" svg:width="2.492cm" svg:height="0.528cm" svg:x="13.269cm" svg:y="17.6cm">
          <text:p text:style-name="P2">task_schedule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" draw:layer="layout" svg:width="2.492cm" svg:height="0.529cm" svg:x="13.269cm" svg:y="18.371cm">
          <text:p text:style-name="P2">lcd_draw_xxx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9" draw:text-style-name="P2" draw:layer="layout" svg:x1="11.669cm" svg:y1="18.504cm" svg:x2="13.179cm" svg:y2="17.9cm">
          <text:p/>
        </draw:line>
        <draw:line draw:style-name="gr9" draw:text-style-name="P2" draw:layer="layout" svg:x1="11.669cm" svg:y1="18.6cm" svg:x2="13.179cm" svg:y2="18.6cm">
          <text:p/>
        </draw:line>
        <draw:line draw:style-name="gr9" draw:text-style-name="P2" draw:layer="layout" svg:x1="11.658cm" svg:y1="18.72cm" svg:x2="13.169cm" svg:y2="19.3cm">
          <text:p/>
        </draw:line>
        <draw:frame draw:style-name="gr22" draw:text-style-name="P4" draw:layer="layout" svg:width="5.785cm" svg:height="0.727cm" svg:x="1.014cm" svg:y="16.369cm">
          <draw:text-box>
            <text:p text:style-name="P4">GUI (gui.c)</text:p>
          </draw:text-box>
        </draw:frame>
        <draw:custom-shape draw:style-name="gr20" draw:text-style-name="P2" draw:layer="layout" svg:width="2.492cm" svg:height="0.529cm" svg:x="13.269cm" svg:y="19.1cm">
          <text:p text:style-name="P2">lcd_update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draw:layer="layout" svg:width="2.237cm" svg:height="0.453cm" svg:x="5.216cm" svg:y="18.021cm">
          <text:p text:style-name="P2">g_model[]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68cm" svg:height="0.453cm" svg:x="5.2cm" svg:y="18.621cm">
          <text:p text:style-name="P2">g_eeGeneral[]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7.6cm" svg:y1="18.2cm" svg:x2="8.7cm" svg:y2="18.5cm">
          <text:p/>
        </draw:line>
        <draw:line draw:style-name="gr16" draw:text-style-name="P1" draw:layer="layout" svg:x1="7.6cm" svg:y1="18.9cm" svg:x2="8.7cm" svg:y2="18.7cm">
          <text:p/>
        </draw:line>
        <draw:custom-shape draw:style-name="gr20" draw:text-style-name="P2" draw:layer="layout" svg:width="2.492cm" svg:height="0.529cm" svg:x="13.3cm" svg:y="19.8cm">
          <text:p text:style-name="P2">eeprom_xxx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6" draw:text-style-name="P1" draw:layer="layout" svg:x1="13.2cm" svg:y1="20cm" svg:x2="11.7cm" svg:y2="18.9cm">
          <text:p/>
        </draw:line>
        <draw:custom-shape draw:style-name="gr7" draw:text-style-name="P2" draw:layer="layout" svg:width="1.637cm" svg:height="0.453cm" svg:x="13.563cm" svg:y="1.318cm">
          <text:p text:style-name="P2">g_model[]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68cm" svg:height="0.453cm" svg:x="15.36cm" svg:y="1.318cm">
          <text:p text:style-name="P2">g_eeGeneral[]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5cm" svg:y1="1.9cm" svg:x2="15cm" svg:y2="2.5cm">
          <text:p/>
        </draw:line>
        <draw:line draw:style-name="gr4" draw:text-style-name="P2" draw:layer="layout" svg:x1="16.4cm" svg:y1="1.9cm" svg:x2="15.8cm" svg:y2="2.5cm">
          <text:p/>
        </draw:line>
        <draw:custom-shape draw:style-name="gr20" draw:text-style-name="P2" draw:layer="layout" svg:width="3.927cm" svg:height="0.529cm" svg:x="14.4cm" svg:y="4.273cm">
          <text:p text:style-name="P2">gui_update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5" draw:text-style-name="P2" draw:layer="layout" svg:x1="15.7cm" svg:y1="3.8cm" svg:x2="16cm" svg:y2="4.2cm">
          <text:p/>
        </draw:line>
        <draw:line draw:style-name="gr25" draw:text-style-name="P2" draw:layer="layout" svg:x1="10cm" svg:y1="13.1cm" svg:x2="7.1cm" svg:y2="13.7cm">
          <text:p/>
        </draw:line>
        <draw:line draw:style-name="gr4" draw:text-style-name="P2" draw:layer="layout" svg:x1="2.737cm" svg:y1="20.254cm" svg:x2="3.4cm" svg:y2="20.254cm">
          <text:p/>
        </draw:line>
        <draw:custom-shape draw:style-name="gr20" draw:text-style-name="P2" draw:layer="layout" svg:width="3.927cm" svg:height="0.529cm" svg:x="5.973cm" svg:y="19.8cm">
          <text:p text:style-name="P2">keypad_get_switches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6" draw:text-style-name="P2" draw:layer="layout" svg:x1="4.7cm" svg:y1="20.102cm" svg:x2="5.833cm" svg:y2="20.102cm">
          <text:p/>
        </draw:line>
        <draw:frame draw:style-name="gr27" draw:text-style-name="P3" draw:layer="layout" svg:width="1.907cm" svg:height="0.569cm" svg:x="1.162cm" svg:y="19.993cm">
          <draw:text-box>
            <text:p text:style-name="P3">Switches</text:p>
          </draw:text-box>
        </draw:frame>
        <draw:custom-shape draw:style-name="gr3" draw:text-style-name="P2" draw:layer="layout" svg:width="1.135cm" svg:height="1.026cm" svg:x="3.5cm" svg:y="19.6cm">
          <text:p text:style-name="P2">GPI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" draw:layer="layout" svg:x1="8.5cm" svg:y1="19.7cm" svg:x2="9.6cm" svg:y2="19.1cm">
          <text:p/>
        </draw:line>
        <draw:line draw:style-name="gr4" draw:text-style-name="P2" draw:layer="layout" svg:x1="2.737cm" svg:y1="4.654cm" svg:x2="5.8cm" svg:y2="4.654cm">
          <text:p/>
        </draw:line>
        <draw:custom-shape draw:style-name="gr11" draw:text-style-name="P2" draw:layer="layout" svg:width="3.927cm" svg:height="0.529cm" svg:x="8.373cm" svg:y="4.2cm">
          <text:p text:style-name="P2">keypad_get_switches(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6" draw:text-style-name="P2" draw:layer="layout" svg:x1="7.067cm" svg:y1="4.502cm" svg:x2="8.2cm" svg:y2="4.502cm">
          <text:p/>
        </draw:line>
        <draw:frame draw:style-name="gr27" draw:text-style-name="P3" draw:layer="layout" svg:width="1.907cm" svg:height="0.569cm" svg:x="1.162cm" svg:y="4.393cm">
          <draw:text-box>
            <text:p text:style-name="P3">Switches</text:p>
          </draw:text-box>
        </draw:frame>
        <draw:custom-shape draw:style-name="gr3" draw:text-style-name="P2" draw:layer="layout" svg:width="1.135cm" svg:height="1.026cm" svg:x="5.867cm" svg:y="4cm">
          <text:p text:style-name="P2">GPIO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ard Taylor</meta:initial-creator>
    <meta:creation-date>2014-08-05T11:22:06</meta:creation-date>
    <dc:date>2014-08-05T13:46:37</dc:date>
    <dc:creator>Richard Taylor</dc:creator>
    <meta:editing-duration>PT1H54M11S</meta:editing-duration>
    <meta:editing-cycles>14</meta:editing-cycles>
    <meta:generator>LibreOffice/4.0.2.2$Linux_X86_64 LibreOffice_project/400m0$Build-2</meta:generator>
    <meta:document-statistic meta:object-count="111"/>
  </office:meta>
</office:document-meta>
</file>